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style:font-name="Georgia" style:font-name-asian="Georgia" style:font-name-complex="Georgia" fo:font-size="21.5pt" style:font-size-asian="21.5pt" style:font-size-complex="21.5pt"/>
    </style:style>
    <style:style style:name="T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" style:parent-style-name="DefaultParagraphFont" style:family="text">
      <style:text-properties fo:font-size="10.5pt" style:font-size-asian="10.5pt" style:font-size-complex="10.5pt"/>
    </style:style>
    <style:style style:name="T4" style:parent-style-name="DefaultParagraphFont" style:family="text">
      <style:text-properties fo:font-size="10.5pt" style:font-size-asian="10.5pt" style:font-size-complex="10.5pt" fo:language="de" fo:country="AT"/>
    </style:style>
    <style:style style:name="T5" style:parent-style-name="DefaultParagraphFont" style:family="text">
      <style:text-properties fo:font-size="10.5pt" style:font-size-asian="10.5pt" style:font-size-complex="10.5pt"/>
    </style:style>
    <style:style style:name="T6" style:parent-style-name="Hyperlink" style:family="text">
      <style:text-properties fo:font-size="10.5pt" style:font-size-asian="10.5pt" style:font-size-complex="10.5pt"/>
    </style:style>
    <style:style style:name="T7" style:parent-style-name="Hyperlink" style:family="text">
      <style:text-properties fo:font-size="10.5pt" style:font-size-asian="10.5pt" style:font-size-complex="10.5pt" fo:language="de" fo:country="AT"/>
    </style:style>
    <style:style style:name="T8" style:parent-style-name="Hyperlink" style:family="text">
      <style:text-properties fo:font-size="10.5pt" style:font-size-asian="10.5pt" style:font-size-complex="10.5pt"/>
    </style:style>
    <style:style style:name="T9" style:parent-style-name="DefaultParagraphFont" style:family="text">
      <style:text-properties fo:font-size="10.5pt" style:font-size-asian="10.5pt" style:font-size-complex="10.5pt"/>
    </style:style>
    <style:style style:name="T10" style:parent-style-name="DefaultParagraphFont" style:family="text">
      <style:text-properties fo:font-size="10.5pt" style:font-size-asian="10.5pt" style:font-size-complex="10.5pt" fo:language="de" fo:country="DE"/>
    </style:style>
    <style:style style:name="T11" style:parent-style-name="DefaultParagraphFont" style:family="text">
      <style:text-properties fo:font-size="10.5pt" style:font-size-asian="10.5pt" style:font-size-complex="10.5pt" fo:language="de" fo:country="DE"/>
    </style:style>
    <style:style style:name="T12" style:parent-style-name="DefaultParagraphFont" style:family="text">
      <style:text-properties fo:font-size="10.5pt" style:font-size-asian="10.5pt" style:font-size-complex="10.5pt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DefaultParagraphFont" style:family="text">
      <style:text-properties style:font-name="Georgia" style:font-name-asian="Georgia" style:font-name-complex="Georgia" fo:font-weight="bold" style:font-weight-asian="bold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DefaultParagraphFont" style:family="text">
      <style:text-properties fo:font-size="10.5pt" style:font-size-asian="10.5pt" style:font-size-complex="10.5pt"/>
    </style:style>
    <style:style style:name="T17" style:parent-style-name="Hyperlink" style:family="text">
      <style:text-properties fo:font-size="10.5pt" style:font-size-asian="10.5pt" style:font-size-complex="10.5pt"/>
    </style:style>
    <style:style style:name="T18" style:parent-style-name="DefaultParagraphFont" style:family="text">
      <style:text-properties fo:font-size="10.5pt" style:font-size-asian="10.5pt" style:font-size-complex="10.5pt"/>
    </style:style>
    <style:style style:name="T19" style:parent-style-name="DefaultParagraphFont" style:family="text">
      <style:text-properties fo:font-size="10.5pt" style:font-size-asian="10.5pt" style:font-size-complex="10.5pt" fo:language="de" fo:country="AT"/>
    </style:style>
    <style:style style:name="T20" style:parent-style-name="DefaultParagraphFont" style:family="text">
      <style:text-properties fo:font-size="10.5pt" style:font-size-asian="10.5pt" style:font-size-complex="10.5pt"/>
    </style:style>
    <style:style style:name="T21" style:parent-style-name="DefaultParagraphFont" style:family="text">
      <style:text-properties fo:font-size="10.5pt" style:font-size-asian="10.5pt" style:font-size-complex="10.5pt" fo:language="de" fo:country="AT"/>
    </style:style>
    <style:style style:name="T22" style:parent-style-name="DefaultParagraphFont" style:family="text">
      <style:text-properties fo:font-size="10.5pt" style:font-size-asian="10.5pt" style:font-size-complex="10.5pt" fo:language="de" fo:country="AT"/>
    </style:style>
    <style:style style:name="T23" style:parent-style-name="DefaultParagraphFont" style:family="text">
      <style:text-properties fo:font-size="10.5pt" style:font-size-asian="10.5pt" style:font-size-complex="10.5pt" fo:language="de" fo:country="AT"/>
    </style:style>
    <style:style style:name="T24" style:parent-style-name="DefaultParagraphFont" style:family="text">
      <style:text-properties fo:font-size="10.5pt" style:font-size-asian="10.5pt" style:font-size-complex="10.5pt" fo:language="de" fo:country="AT"/>
    </style:style>
    <style:style style:name="T25" style:parent-style-name="DefaultParagraphFont" style:family="text">
      <style:text-properties fo:font-size="10.5pt" style:font-size-asian="10.5pt" style:font-size-complex="10.5pt"/>
    </style:style>
    <style:style style:name="T26" style:parent-style-name="DefaultParagraphFont" style:family="text">
      <style:text-properties fo:font-size="10.5pt" style:font-size-asian="10.5pt" style:font-size-complex="10.5pt" fo:language="de" fo:country="AT"/>
    </style:style>
    <style:style style:name="T27" style:parent-style-name="Hyperlink" style:family="text">
      <style:text-properties fo:font-size="10.5pt" style:font-size-asian="10.5pt" style:font-size-complex="10.5pt" fo:language="de" fo:country="AT"/>
    </style:style>
    <style:style style:name="T28" style:parent-style-name="DefaultParagraphFont" style:family="text">
      <style:text-properties fo:font-size="10.5pt" style:font-size-asian="10.5pt" style:font-size-complex="10.5pt"/>
    </style:style>
    <style:style style:name="T29" style:parent-style-name="DefaultParagraphFont" style:family="text">
      <style:text-properties fo:font-size="10.5pt" style:font-size-asian="10.5pt" style:font-size-complex="10.5pt" fo:language="de" fo:country="AT"/>
    </style:style>
    <style:style style:name="T30" style:parent-style-name="DefaultParagraphFont" style:family="text">
      <style:text-properties fo:font-size="10.5pt" style:font-size-asian="10.5pt" style:font-size-complex="10.5pt" fo:language="de" fo:country="AT"/>
    </style:style>
    <style:style style:name="T31" style:parent-style-name="DefaultParagraphFont" style:family="text">
      <style:text-properties fo:font-size="10.5pt" style:font-size-asian="10.5pt" style:font-size-complex="10.5pt" fo:language="de" fo:country="A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 fo:language="de" fo:country="AT"/>
    </style:style>
    <style:style style:name="T34" style:parent-style-name="DefaultParagraphFont" style:family="text">
      <style:text-properties fo:font-size="10.5pt" style:font-size-asian="10.5pt" style:font-size-complex="10.5pt"/>
    </style:style>
    <style:style style:name="T35" style:parent-style-name="DefaultParagraphFont" style:family="text">
      <style:text-properties fo:font-size="10.5pt" style:font-size-asian="10.5pt" style:font-size-complex="10.5pt" fo:language="de" fo:country="A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Hyperlink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 fo:language="de" fo:country="AT"/>
    </style:style>
    <style:style style:name="T40" style:parent-style-name="DefaultParagraphFont" style:family="text">
      <style:text-properties fo:font-size="10.5pt" style:font-size-asian="10.5pt" style:font-size-complex="10.5pt" fo:language="de" fo:country="AT"/>
    </style:style>
    <style:style style:name="T41" style:parent-style-name="DefaultParagraphFont" style:family="text">
      <style:text-properties fo:font-size="10.5pt" style:font-size-asian="10.5pt" style:font-size-complex="10.5pt" fo:language="de" fo:country="AT"/>
    </style:style>
    <style:style style:name="T42" style:parent-style-name="DefaultParagraphFont" style:family="text">
      <style:text-properties fo:font-size="10.5pt" style:font-size-asian="10.5pt" style:font-size-complex="10.5pt" fo:language="de" fo:country="AT"/>
    </style:style>
    <style:style style:name="T43" style:parent-style-name="DefaultParagraphFont" style:family="text">
      <style:text-properties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 fo:language="de" fo:country="AT"/>
    </style:style>
    <style:style style:name="T45" style:parent-style-name="DefaultParagraphFont" style:family="text">
      <style:text-properties fo:font-size="10.5pt" style:font-size-asian="10.5pt" style:font-size-complex="10.5pt"/>
    </style:style>
    <style:style style:name="T46" style:parent-style-name="DefaultParagraphFont" style:family="text">
      <style:text-properties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 fo:language="de" fo:country="A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T50" style:parent-style-name="DefaultParagraphFont" style:family="text">
      <style:text-properties fo:font-size="10.5pt" style:font-size-asian="10.5pt" style:font-size-complex="10.5pt" fo:language="de" fo:country="AT"/>
    </style:style>
    <style:style style:name="T51" style:parent-style-name="DefaultParagraphFont" style:family="text">
      <style:text-properties fo:font-size="10.5pt" style:font-size-asian="10.5pt" style:font-size-complex="10.5pt"/>
    </style:style>
    <style:style style:name="T52" style:parent-style-name="DefaultParagraphFont" style:family="text">
      <style:text-properties fo:font-size="10.5pt" style:font-size-asian="10.5pt" style:font-size-complex="10.5pt" fo:language="de" fo:country="AT"/>
    </style:style>
    <style:style style:name="T53" style:parent-style-name="DefaultParagraphFont" style:family="text">
      <style:text-properties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 fo:language="de" fo:country="AT"/>
    </style:style>
    <style:style style:name="T56" style:parent-style-name="Hyperlink" style:family="text">
      <style:text-properties fo:font-size="10.5pt" style:font-size-asian="10.5pt" style:font-size-complex="10.5pt" fo:language="de" fo:country="AT"/>
    </style:style>
    <style:style style:name="T57" style:parent-style-name="DefaultParagraphFont" style:family="text">
      <style:text-properties fo:font-size="10.5pt" style:font-size-asian="10.5pt" style:font-size-complex="10.5pt"/>
    </style:style>
    <style:style style:name="T58" style:parent-style-name="DefaultParagraphFont" style:family="text">
      <style:text-properties fo:font-size="10.5pt" style:font-size-asian="10.5pt" style:font-size-complex="10.5pt" fo:language="de" fo:country="A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 fo:language="de" fo:country="AT"/>
    </style:style>
    <style:style style:name="T61" style:parent-style-name="DefaultParagraphFont" style:family="text">
      <style:text-properties fo:font-size="10.5pt" style:font-size-asian="10.5pt" style:font-size-complex="10.5pt"/>
    </style:style>
    <style:style style:name="T62" style:parent-style-name="DefaultParagraphFont" style:family="text">
      <style:text-properties fo:font-size="10.5pt" style:font-size-asian="10.5pt" style:font-size-complex="10.5pt" fo:language="de" fo:country="AT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T64" style:parent-style-name="DefaultParagraphFont" style:family="text">
      <style:text-properties fo:font-size="10.5pt" style:font-size-asian="10.5pt" style:font-size-complex="10.5pt" fo:language="de" fo:country="DE"/>
    </style:style>
    <style:style style:name="T65" style:parent-style-name="DefaultParagraphFont" style:family="text">
      <style:text-properties fo:font-size="10.5pt" style:font-size-asian="10.5pt" style:font-size-complex="10.5pt" fo:language="de" fo:country="AT"/>
    </style:style>
    <style:style style:name="T66" style:parent-style-name="DefaultParagraphFont" style:family="text">
      <style:text-properties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 fo:language="de" fo:country="AT"/>
    </style:style>
    <style:style style:name="T68" style:parent-style-name="DefaultParagraphFont" style:family="text">
      <style:text-properties fo:font-size="10.5pt" style:font-size-asian="10.5pt" style:font-size-complex="10.5pt"/>
    </style:style>
    <style:style style:name="T69" style:parent-style-name="DefaultParagraphFont" style:family="text">
      <style:text-properties fo:font-size="10.5pt" style:font-size-asian="10.5pt" style:font-size-complex="10.5pt" fo:language="de" fo:country="AT"/>
    </style:style>
    <style:style style:name="T70" style:parent-style-name="DefaultParagraphFont" style:family="text">
      <style:text-properties fo:font-size="10.5pt" style:font-size-asian="10.5pt" style:font-size-complex="10.5pt"/>
    </style:style>
    <style:style style:name="T71" style:parent-style-name="DefaultParagraphFont" style:family="text">
      <style:text-properties fo:font-size="10.5pt" style:font-size-asian="10.5pt" style:font-size-complex="10.5pt" fo:language="de" fo:country="A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Hyperlink" style:family="text">
      <style:text-properties fo:font-size="10.5pt" style:font-size-asian="10.5pt" style:font-size-complex="10.5pt"/>
    </style:style>
    <style:style style:name="T74" style:parent-style-name="DefaultParagraphFont" style:family="text">
      <style:text-properties fo:language="de" fo:country="DE"/>
    </style:style>
    <style:style style:name="T75" style:parent-style-name="DefaultParagraphFont" style:family="text">
      <style:text-properties fo:language="de" fo:country="DE"/>
    </style:style>
    <style:style style:name="T76" style:parent-style-name="DefaultParagraphFont" style:family="text">
      <style:text-properties fo:font-size="10.5pt" style:font-size-asian="10.5pt" style:font-size-complex="10.5pt" fo:language="de" fo:country="AT"/>
    </style:style>
    <style:style style:name="P77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 fo:language="de" fo:country="AT"/>
    </style:style>
    <style:style style:name="P78" style:parent-style-name="Normal" style:family="paragraph">
      <style:paragraph-properties fo:margin-top="0.1666in" fo:margin-bottom="0.1666in"/>
    </style:style>
    <style:style style:name="T79" style:parent-style-name="DefaultParagraphFont" style:family="text">
      <style:text-properties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 fo:language="de" fo:country="AT"/>
    </style:style>
    <style:style style:name="T81" style:parent-style-name="DefaultParagraphFont" style:family="text">
      <style:text-properties fo:font-size="10.5pt" style:font-size-asian="10.5pt" style:font-size-complex="10.5pt"/>
    </style:style>
    <style:style style:name="T82" style:parent-style-name="DefaultParagraphFont" style:family="text">
      <style:text-properties fo:font-size="10.5pt" style:font-size-asian="10.5pt" style:font-size-complex="10.5pt" fo:language="de" fo:country="AT"/>
    </style:style>
    <style:style style:name="T83" style:parent-style-name="DefaultParagraphFont" style:family="text">
      <style:text-properties fo:font-size="10.5pt" style:font-size-asian="10.5pt" style:font-size-complex="10.5pt"/>
    </style:style>
    <style:style style:name="T84" style:parent-style-name="DefaultParagraphFont" style:family="text">
      <style:text-properties fo:font-size="10.5pt" style:font-size-asian="10.5pt" style:font-size-complex="10.5pt"/>
    </style:style>
    <style:style style:name="T85" style:parent-style-name="DefaultParagraphFont" style:family="text">
      <style:text-properties fo:font-size="10.5pt" style:font-size-asian="10.5pt" style:font-size-complex="10.5pt" fo:language="de" fo:country="AT"/>
    </style:style>
    <style:style style:name="T86" style:parent-style-name="DefaultParagraphFont" style:family="text">
      <style:text-properties fo:font-size="10.5pt" style:font-size-asian="10.5pt" style:font-size-complex="10.5pt"/>
    </style:style>
    <style:style style:name="P87" style:parent-style-name="ListParagraph" style:family="paragraph">
      <style:paragraph-properties fo:margin-top="0.1666in" fo:margin-bottom="0.1666in"/>
    </style:style>
    <style:style style:name="T88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89" style:parent-style-name="DefaultParagraphFont" style:family="text">
      <style:text-properties fo:font-size="10.5pt" style:font-size-asian="10.5pt" style:font-size-complex="10.5pt" fo:language="de" fo:country="AT"/>
    </style:style>
    <style:style style:name="T90" style:parent-style-name="DefaultParagraphFont" style:family="text">
      <style:text-properties fo:font-size="10.5pt" style:font-size-asian="10.5pt" style:font-size-complex="10.5pt" fo:language="de" fo:country="AT"/>
    </style:style>
    <style:style style:name="T91" style:parent-style-name="DefaultParagraphFont" style:family="text">
      <style:text-properties fo:font-size="10.5pt" style:font-size-asian="10.5pt" style:font-size-complex="10.5pt" fo:language="de" fo:country="AT"/>
    </style:style>
    <style:style style:name="P92" style:parent-style-name="ListParagraph" style:family="paragraph">
      <style:paragraph-properties fo:margin-top="0.1666in" fo:margin-bottom="0.1666in"/>
    </style:style>
    <style:style style:name="T93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94" style:parent-style-name="DefaultParagraphFont" style:family="text">
      <style:text-properties fo:font-size="10.5pt" style:font-size-asian="10.5pt" style:font-size-complex="10.5pt" fo:language="de" fo:country="AT"/>
    </style:style>
    <style:style style:name="T95" style:parent-style-name="DefaultParagraphFont" style:family="text">
      <style:text-properties fo:font-size="10.5pt" style:font-size-asian="10.5pt" style:font-size-complex="10.5pt" fo:language="de" fo:country="AT"/>
    </style:style>
    <style:style style:name="P96" style:parent-style-name="ListParagraph" style:family="paragraph">
      <style:paragraph-properties fo:margin-top="0.1666in" fo:margin-bottom="0.1666in"/>
    </style:style>
    <style:style style:name="T97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98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99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100" style:parent-style-name="DefaultParagraphFont" style:family="text">
      <style:text-properties fo:font-size="10.5pt" style:font-size-asian="10.5pt" style:font-size-complex="10.5pt" fo:language="de" fo:country="AT"/>
    </style:style>
    <style:style style:name="T101" style:parent-style-name="DefaultParagraphFont" style:family="text">
      <style:text-properties fo:font-size="10.5pt" style:font-size-asian="10.5pt" style:font-size-complex="10.5pt" fo:language="de" fo:country="AT"/>
    </style:style>
    <style:style style:name="P102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 fo:language="de" fo:country="AT"/>
    </style:style>
    <style:style style:name="P103" style:parent-style-name="ListParagraph" style:family="paragraph"/>
    <style:style style:name="T104" style:parent-style-name="Hyperlink" style:family="text">
      <style:text-properties fo:font-size="10.5pt" style:font-size-asian="10.5pt" style:font-size-complex="10.5pt" fo:language="de" fo:country="AT"/>
    </style:style>
    <style:style style:name="T105" style:parent-style-name="Hyperlink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size="10.5pt" style:font-size-asian="10.5pt" style:font-size-complex="10.5pt" fo:language="de" fo:country="AT"/>
    </style:style>
    <style:style style:name="P107" style:parent-style-name="ListParagraph" style:family="paragraph"/>
    <style:style style:name="T108" style:parent-style-name="Hyperlink" style:family="text">
      <style:text-properties fo:font-size="10.5pt" style:font-size-asian="10.5pt" style:font-size-complex="10.5pt" fo:language="de" fo:country="AT"/>
    </style:style>
    <style:style style:name="T109" style:parent-style-name="DefaultParagraphFont" style:family="text">
      <style:text-properties fo:font-size="10.5pt" style:font-size-asian="10.5pt" style:font-size-complex="10.5pt" fo:language="de" fo:country="AT"/>
    </style:style>
    <style:style style:name="T110" style:parent-style-name="DefaultParagraphFont" style:family="text">
      <style:text-properties fo:font-style="italic" style:font-style-asian="italic" fo:font-size="10.5pt" style:font-size-asian="10.5pt" style:font-size-complex="10.5pt" fo:language="de" fo:country="AT"/>
    </style:style>
    <style:style style:name="T111" style:parent-style-name="DefaultParagraphFont" style:family="text">
      <style:text-properties fo:font-size="10.5pt" style:font-size-asian="10.5pt" style:font-size-complex="10.5pt" fo:language="de" fo:country="AT"/>
    </style:style>
    <style:style style:name="P112" style:parent-style-name="Normal" style:family="paragraph">
      <style:text-properties fo:font-size="10.5pt" style:font-size-asian="10.5pt" style:font-size-complex="10.5pt"/>
    </style:style>
    <style:style style:name="T113" style:parent-style-name="DefaultParagraphFont" style:family="text">
      <style:text-properties fo:font-size="10.5pt" style:font-size-asian="10.5pt" style:font-size-complex="10.5pt"/>
    </style:style>
    <style:style style:name="T114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font-size="10.5pt" style:font-size-asian="10.5pt" style:font-size-complex="10.5pt"/>
    </style:style>
    <style:style style:name="T116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font-size="10.5pt" style:font-size-asian="10.5pt" style:font-size-complex="10.5pt"/>
    </style:style>
    <style:style style:name="T118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fo:font-size="10.5pt" style:font-size-asian="10.5pt" style:font-size-complex="10.5pt"/>
    </style:style>
    <style:style style:name="T120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fo:font-size="10.5pt" style:font-size-asian="10.5pt" style:font-size-complex="10.5pt"/>
    </style:style>
    <style:style style:name="T122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fo:font-size="10.5pt" style:font-size-asian="10.5pt" style:font-size-complex="10.5pt"/>
    </style:style>
    <style:style style:name="T126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fo:font-size="10.5pt" style:font-size-asian="10.5pt" style:font-size-complex="10.5pt"/>
    </style:style>
    <style:style style:name="T128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fo:font-size="10.5pt" style:font-size-asian="10.5pt" style:font-size-complex="10.5pt"/>
    </style:style>
    <style:style style:name="T130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fo:font-size="10.5pt" style:font-size-asian="10.5pt" style:font-size-complex="10.5pt"/>
    </style:style>
    <style:style style:name="T132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T134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fo:font-size="10.5pt" style:font-size-asian="10.5pt" style:font-size-complex="10.5pt"/>
    </style:style>
    <style:style style:name="T136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fo:font-size="10.5pt" style:font-size-asian="10.5pt" style:font-size-complex="10.5pt"/>
    </style:style>
    <style:style style:name="T138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fo:font-size="10.5pt" style:font-size-asian="10.5pt" style:font-size-complex="10.5pt"/>
    </style:style>
    <style:style style:name="T140" style:parent-style-name="DefaultParagraphFont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41" style:parent-style-name="Normal" style:family="paragraph">
      <style:text-properties fo:font-size="10.5pt" style:font-size-asian="10.5pt" style:font-size-complex="10.5pt" fo:language="en" fo:country="US"/>
    </style:style>
    <style:style style:name="T142" style:parent-style-name="DefaultParagraphFont" style:family="text">
      <style:text-properties fo:color="#222222" fo:font-size="10pt" style:font-size-asian="10pt" style:font-size-complex="10pt" fo:background-color="#FFFFFF"/>
    </style:style>
    <style:style style:name="T143" style:parent-style-name="DefaultParagraphFont" style:family="text">
      <style:text-properties fo:font-style="italic" style:font-style-asian="italic" style:font-style-complex="italic" fo:color="#222222" fo:font-size="10pt" style:font-size-asian="10pt" style:font-size-complex="10pt" fo:background-color="#FFFFFF"/>
    </style:style>
    <style:style style:name="T144" style:parent-style-name="DefaultParagraphFont" style:family="text">
      <style:text-properties fo:color="#222222" fo:font-size="10pt" style:font-size-asian="10pt" style:font-size-complex="10pt" fo:background-color="#FFFFFF"/>
    </style:style>
    <style:style style:name="P145" style:parent-style-name="Normal" style:family="paragraph">
      <style:text-properties fo:color="#222222" fo:font-size="10pt" style:font-size-asian="10pt" style:font-size-complex="10pt" fo:background-color="#FFFFFF" fo:language="en" fo:country="US"/>
    </style:style>
    <style:style style:name="T146" style:parent-style-name="DefaultParagraphFont" style:family="text">
      <style:text-properties fo:color="#222222" fo:font-size="10pt" style:font-size-asian="10pt" style:font-size-complex="10pt" fo:background-color="#FFFFFF"/>
    </style:style>
    <style:style style:name="T147" style:parent-style-name="DefaultParagraphFont" style:family="text">
      <style:text-properties fo:font-style="italic" style:font-style-asian="italic" style:font-style-complex="italic" fo:color="#222222" fo:font-size="10pt" style:font-size-asian="10pt" style:font-size-complex="10pt" fo:background-color="#FFFFFF"/>
    </style:style>
    <style:style style:name="T148" style:parent-style-name="DefaultParagraphFont" style:family="text">
      <style:text-properties fo:color="#222222" fo:font-size="10pt" style:font-size-asian="10pt" style:font-size-complex="10pt" fo:background-color="#FFFFFF"/>
    </style:style>
    <style:style style:name="P149" style:parent-style-name="Normal" style:family="paragraph">
      <style:text-properties fo:font-size="10.5pt" style:font-size-asian="10.5pt" style:font-size-complex="10.5pt" fo:language="en" fo:country="US"/>
    </style:style>
    <style:style style:name="T150" style:parent-style-name="DefaultParagraphFont" style:family="text">
      <style:text-properties fo:color="#222222" fo:font-size="10pt" style:font-size-asian="10pt" style:font-size-complex="10pt" fo:background-color="#FFFFFF"/>
    </style:style>
    <style:style style:name="T151" style:parent-style-name="DefaultParagraphFont" style:family="text">
      <style:text-properties fo:font-style="italic" style:font-style-asian="italic" style:font-style-complex="italic" fo:color="#222222" fo:font-size="10pt" style:font-size-asian="10pt" style:font-size-complex="10pt" fo:background-color="#FFFFFF"/>
    </style:style>
    <style:style style:name="T152" style:parent-style-name="DefaultParagraphFont" style:family="text">
      <style:text-properties fo:color="#222222" fo:font-size="10pt" style:font-size-asian="10pt" style:font-size-complex="10pt" fo:background-color="#FFFFFF"/>
    </style:style>
  </office:automatic-styles>
  <office:body>
    <office:text text:use-soft-page-breaks="true">
      <text:p text:style-name="P1">Astrid Staufer</text:p>
      <text:p text:style-name="Normal"><text:span text:style-name="T2">Astrid Staufer</text:span><text:span text:style-name="T3"><text:s/>(* 1963 in Lausanne) ist eine</text:span><text:span text:style-name="T4"><text:s/>schweizer</text:span><text:span text:style-name="T5"><text:s/>Architektin und Professorin am Institut für Architektur und Entwerfen an der Fakultät für Architektur und Raumplanung an<text:s/></text:span><text:a xlink:href="https://de.wikipedia.org/wiki/Technische_Universit%C3%A4t_Wien" office:target-frame-name="_top" xlink:show="replace"><text:span text:style-name="T6">der Technische</text:span><text:span text:style-name="T7">n</text:span><text:span text:style-name="T8"><text:s/>Universität Wien</text:span></text:a><text:span text:style-name="T9"><text:s/>[1][2]</text:span><text:span text:style-name="T10">[</text:span><text:span text:style-name="T11">3]</text:span><text:span text:style-name="T12">.</text:span></text:p>
      <text:p text:style-name="P13"><text:span text:style-name="T14">Leben</text:span></text:p>
      <text:p text:style-name="P15"><text:span text:style-name="T16">Astrid Staufer begann 1983 ihr Architekturstudium an der<text:s/></text:span><text:a xlink:href="https://de.wikipedia.org/wiki/ETH_Z%C3%BCrich" office:target-frame-name="_top" xlink:show="replace"><text:span text:style-name="T17">ETH Zürich</text:span></text:a><text:span text:style-name="T18"><text:s/>und schloss</text:span><text:span text:style-name="T19"><text:s/>dieses</text:span><text:span text:style-name="T20"><text:s/>im Jahr 1989</text:span><text:span text:style-name="T21"><text:s/></text:span><text:span text:style-name="T22">mit Erhalt ihres Diploms<text:s/></text:span><text:span text:style-name="T23">ab</text:span><text:span text:style-name="T24"><text:s/>[3]</text:span><text:span text:style-name="T25">.<text:s/></text:span><text:span text:style-name="T26">Bis 1990 leistete sie Forschungstätigkeiten zur Untersuchung der Werke des Architekten<text:s/></text:span><text:a xlink:href="https://de.wikipedia.org/wiki/Luigi_Caccia_Dominioni" office:target-frame-name="_top" xlink:show="replace"><text:span text:style-name="T27">Luigi Caccia Dominioni</text:span></text:a><text:span text:style-name="T28">.<text:s/></text:span><text:span text:style-name="T29">Zwischen 1990 und 1992 war sie Mitarbeiterin in einem Architekturbüro in Zürich und 1993 etablierte sie sich im selbstständigen Bereich in Frauenfeld</text:span><text:span text:style-name="T30"><text:s/>[1][3]</text:span><text:span text:style-name="T31">.</text:span><text:span text:style-name="T32"><text:s/>Ihre Lehrtätigkeit startete Staufer im Jahr 1995 als Unterrichtsassistentin am Lehrstuhl von Prof. Flora Ruchat-Roncati an<text:s/></text:span><text:span text:style-name="T33">der<text:s/></text:span><text:span text:style-name="T34">ETH Zürich, wo sie bis 1996 unterrichtete.<text:s/></text:span><text:span text:style-name="T35">Mit 1997 war sie Dozentin für<text:s/></text:span><text:span text:style-name="T36">Entwurf und Konstruktion an der</text:span><text:span text:style-name="T37"><text:s/></text:span><text:a xlink:href="https://de.wikipedia.org/wiki/Z%C3%BCrcher_Hochschule_Winterthur" office:target-frame-name="_top" xlink:show="replace"><text:span text:style-name="T38">Zürcher Hochschule Winterthur</text:span></text:a><text:span text:style-name="T39"><text:s/>(ZHW)</text:span><text:span text:style-name="T40"><text:s/>[1]</text:span><text:span text:style-name="T41">.</text:span><text:span text:style-name="T42"><text:s/></text:span><text:span text:style-name="T43">Astrid Staufer war<text:s/></text:span><text:span text:style-name="T44">im Jahr 2002<text:s/></text:span><text:span text:style-name="T45">Gastdozentin fü</text:span><text:span text:style-name="T46">r Architektur an der ETH Zürich</text:span><text:span text:style-name="T47"><text:s/></text:span><text:span text:style-name="T48">und Mitglied der Stadtbildkommission Winterthur. Sie übernahm die</text:span><text:span text:style-name="T49"><text:s/></text:span><text:span text:style-name="T50">Leitung des<text:s/></text:span><text:span text:style-name="T51">Institut</text:span><text:span text:style-name="T52">s für</text:span><text:span text:style-name="T53"><text:s/>Konstruktives</text:span><text:span text:style-name="T54"><text:s/>Entwerfen</text:span><text:span text:style-name="T55"><text:s/>an der<text:s/></text:span><text:a xlink:href="https://de.wikipedia.org/wiki/Z%C3%BCrcher_Hochschule_Winterthur" office:target-frame-name="_top" xlink:show="replace"><text:span text:style-name="T56">ZHW</text:span></text:a><text:span text:style-name="T57">,</text:span><text:span text:style-name="T58"><text:s/>und war zwischen 2004 und 2007 ebendort auch</text:span><text:span text:style-name="T59"><text:s/>Dozentin im Master<text:s/></text:span><text:span text:style-name="T60">sowie<text:s/></text:span><text:span text:style-name="T61">Mitglied<text:s/></text:span><text:span text:style-name="T62">der<text:s/></text:span><text:span text:style-name="T63">Masterkommission</text:span><text:span text:style-name="T64"><text:s/></text:span><text:span text:style-name="T65">[1]</text:span><text:span text:style-name="T66">.<text:s/></text:span><text:span text:style-name="T67">Anschließend war Staufer<text:s/></text:span><text:span text:style-name="T68">bis 2011 Professorin an der ETH Lausanne und seit 2011 ist<text:s/></text:span><text:span text:style-name="T69">sie<text:s/></text:span><text:span text:style-name="T70">Professorin<text:s/></text:span><text:span text:style-name="T71">für Architektur und Konstruktion<text:s/></text:span><text:span text:style-name="T72">an der<text:s/></text:span><text:a xlink:href="https://de.wikipedia.org/wiki/Technische_Universit%C3%A4t_Wien" office:target-frame-name="_top" xlink:show="replace"><text:span text:style-name="T73">TU Wien</text:span></text:a><text:s/><text:span text:style-name="T74">[1</text:span><text:span text:style-name="T75">][2][3]</text:span><text:span text:style-name="T76">.</text:span></text:p>
      <text:p text:style-name="P77">Publikationen (Auswahl)</text:p>
      <text:p text:style-name="P78"><text:span text:style-name="T79">Astrid Staufer ist Mitautorin<text:s/></text:span><text:span text:style-name="T80">einiger</text:span><text:span text:style-name="T81"><text:s/></text:span><text:span text:style-name="T82">Sach- und Lehrbücher.<text:s/></text:span><text:span text:style-name="T83">Es folgt eine Auswah</text:span><text:span text:style-name="T84">l ihrer aktuellen<text:s/></text:span><text:span text:style-name="T85">Mitwirkungen und Publikationen</text:span><text:span text:style-name="T86">:</text:span></text:p>
      <text:list text:style-name="LFO4" text:continue-numbering="true">
        <text:list-item>
          <text:p text:style-name="P87"><text:span text:style-name="T88">WEITERBAUEN IN STAHL – Architektur der Aufstockung</text:span><text:span text:style-name="T89">, 2018, Verlag:<text:s/></text:span><text:span text:style-name="T90">Park Books</text:span><text:span text:style-name="T91"><text:s/>[15]</text:span></text:p>
        </text:list-item>
        <text:list-item>
          <text:p text:style-name="P92"><text:span text:style-name="T93">Elementare Bücher zum konstruktiven Entwerfen einzeln vorgestellt und kommentiert</text:span><text:span text:style-name="T94">, 2018, Verlag: Park Books</text:span><text:span text:style-name="T95"><text:s/>[16]</text:span></text:p>
        </text:list-item>
        <text:list-item>
          <text:p text:style-name="P96"><text:span text:style-name="T97">IKONEN</text:span><text:span text:style-name="T98"><text:s/>–<text:s/></text:span><text:span text:style-name="T99">Methodische Experimente im Umgang mit architektonischen Referenzen</text:span><text:span text:style-name="T100">, 2018, Verlag: Park Books</text:span><text:span text:style-name="T101"><text:s/>[17]</text:span></text:p>
        </text:list-item>
      </text:list>
      <text:p text:style-name="P102">Weblinks</text:p>
      <text:list text:style-name="LFO4" text:continue-numbering="true">
        <text:list-item>
          <text:p text:style-name="P103"><text:a xlink:href="https://www.zhaw.ch/en/about-us/person/stfr/" office:target-frame-name="_top" xlink:show="replace"><text:span text:style-name="T104">Astrid<text:s/></text:span><text:span text:style-name="T105">Staufer</text:span></text:a><text:span text:style-name="T106"><text:s/>auf der Webseite der Züricher Hochschule Winterthur</text:span></text:p>
        </text:list-item>
        <text:list-item>
          <text:p text:style-name="P107"><text:a xlink:href="https://staufer-hasler.ch/team/astrid-staufer/" office:target-frame-name="_top" xlink:show="replace"><text:span text:style-name="T108">Astrid Staufer</text:span></text:a><text:span text:style-name="T109"><text:s/>auf der Webseite ihres Architekturbüros,<text:s/></text:span><text:span text:style-name="T110">STAUFER &amp; HASLER Architekten</text:span><text:span text:style-name="T111">.</text:span></text:p>
        </text:list-item>
      </text:list>
      <text:p text:style-name="P112"/>
      <text:p text:style-name="Normal"><text:span text:style-name="T113">[1]<text:s/></text:span><text:a xlink:href="https://podium.nzz.ch/person/astrid-staufer/" office:target-frame-name="_top" xlink:show="replace"><text:span text:style-name="T114">https://podium.nzz.ch/person/astrid-staufer/</text:span></text:a></text:p>
      <text:p text:style-name="Normal"><text:span text:style-name="T115">[2]</text:span><text:a xlink:href="https://www.tuwien.at/tu-wien/organisation/zentrale-services/genderkompetenz/frauenspuren/frauenspuren-heute/professorinnen/astrid-staufer/" office:target-frame-name="_top" xlink:show="replace"><text:span text:style-name="T116">https://www.tuwien.at/tu-wien/organisation/zentrale-services/genderkompetenz/frauenspuren/frauenspuren-heute/professorinnen/astrid-staufer/</text:span></text:a></text:p>
      <text:p text:style-name="Normal"><text:span text:style-name="T117">[3]<text:s/></text:span><text:a xlink:href="https://staufer-hasler.ch/team/astrid-staufer/" office:target-frame-name="_top" xlink:show="replace"><text:span text:style-name="T118">https://staufer-hasler.ch/team/astrid-staufer/</text:span></text:a></text:p>
      <text:p text:style-name="Normal"><text:span text:style-name="T119">[4]<text:s/></text:span><text:a xlink:href="https://www.artlog.net/de/prix-meret-oppenheim-2015/astrid-staufer-und-thomas-hasler-bauen-forschen-lehren" office:target-frame-name="_top" xlink:show="replace"><text:span text:style-name="T120">https://www.artlog.net/de/prix-meret-oppenheim-2015/astrid-staufer-und-thomas-hasler-bauen-forschen-lehren</text:span></text:a></text:p>
      <text:p text:style-name="Normal"><text:span text:style-name="T121">[5]</text:span><text:a xlink:href="https://www.zhaw.ch/de/ueber-uns/person/stfr/" office:target-frame-name="_top" xlink:show="replace"><text:span text:style-name="T122">https://www.zhaw.ch/de/ueber-uns/person/stfr/</text:span></text:a></text:p>
      <text:p text:style-name="Normal"><text:span text:style-name="T123">[6]</text:span><text:a xlink:href="https://www.park-books.com/index.php?lang=de&amp;page=books&amp;view=li&amp;booktype=filter_5_title&amp;subject=1&amp;artist=all&amp;author=all&amp;pd=pb&amp;book=951" office:target-frame-name="_top" xlink:show="replace"><text:span text:style-name="T124">https://www.park-books.com/index.php?lang=de&amp;page=books&amp;view=li&amp;booktype=filter_5_title&amp;subject=1&amp;artist=all&amp;author=all&amp;pd=pb&amp;book=951</text:span></text:a></text:p>
      <text:soft-page-break/>
      <text:p text:style-name="Normal"><text:span text:style-name="T125">[7]</text:span><text:a xlink:href="https://www.park-books.com/index.php?lang=de&amp;page=books&amp;view=co&amp;booktype=order_1_releasedate&amp;subject=1&amp;artist=all&amp;author=all&amp;pd=pb&amp;book=943" office:target-frame-name="_top" xlink:show="replace"><text:span text:style-name="T126">https://www.park-books.com/index.php?lang=de&amp;page=books&amp;view=co&amp;booktype=order_1_releasedate&amp;subject=1&amp;artist=all&amp;author=all&amp;pd=pb&amp;book=943</text:span></text:a></text:p>
      <text:p text:style-name="Normal"><text:span text:style-name="T127">[8]</text:span><text:a xlink:href="https://digitalcollection.zhaw.ch/handle/11475/15498" office:target-frame-name="_top" xlink:show="replace"><text:span text:style-name="T128">https://digitalcollection.zhaw.ch/handle/11475/15498</text:span></text:a></text:p>
      <text:p text:style-name="Normal"><text:span text:style-name="T129">[9]</text:span><text:a xlink:href="https://digitalcollection.zhaw.ch/handle/11475/14665" office:target-frame-name="_top" xlink:show="replace"><text:span text:style-name="T130">https://digitalcollection.zhaw.ch/handle/11475/14665</text:span></text:a></text:p>
      <text:p text:style-name="Normal"><text:span text:style-name="T131">[10]</text:span><text:a xlink:href="https://digitalcollection.zhaw.ch/handle/11475/14542" office:target-frame-name="_top" xlink:show="replace"><text:span text:style-name="T132">https://digitalcollection.zhaw.ch/handle/11475/14542</text:span></text:a></text:p>
      <text:p text:style-name="Normal"><text:span text:style-name="T133">[11]<text:s/></text:span><text:a xlink:href="https://digitalcollection.zhaw.ch/handle/11475/15417" office:target-frame-name="_top" xlink:show="replace"><text:span text:style-name="T134">https://digitalcollection.zhaw.ch/handle/11475/15417</text:span></text:a></text:p>
      <text:p text:style-name="Normal"><text:span text:style-name="T135">[12]<text:s/></text:span><text:a xlink:href="https://digitalcollection.zhaw.ch/handle/11475/15438" office:target-frame-name="_top" xlink:show="replace"><text:span text:style-name="T136">https://digitalcollection.zhaw.ch/handle/11475/15438</text:span></text:a></text:p>
      <text:p text:style-name="Normal"><text:span text:style-name="T137">[13]<text:s/></text:span><text:a xlink:href="https://www.zhaw.ch/no_cache/de/forschung/forschungsdatenbank/projektdetail/projektid/3043/" office:target-frame-name="_top" xlink:show="replace"><text:span text:style-name="T138">https://www.zhaw.ch/no_cache/de/forschung/forschungsdatenbank/projektdetail/projektid/3043/</text:span></text:a></text:p>
      <text:p text:style-name="Normal"><text:span text:style-name="T139">[14]<text:s/></text:span><text:a xlink:href="https://www.zhaw.ch/no_cache/de/forschung/forschungsdatenbank/projektdetail/projektid/2959/" office:target-frame-name="_top" xlink:show="replace"><text:span text:style-name="T140">https://www.zhaw.ch/no_cache/de/forschung/forschungsdatenbank/projektdetail/projektid/2959/</text:span></text:a></text:p>
      <text:p text:style-name="P141">[15]</text:p>
      <text:p text:style-name="Normal"><text:span text:style-name="T142">Conzett, Jürg, et al. </text:span><text:span text:style-name="T143">Weiterbauen in Stahl: Architektur der Aufstockung</text:span><text:span text:style-name="T144">. Park Books, 2018.</text:span></text:p>
      <text:p text:style-name="P145">[16]</text:p>
      <text:p text:style-name="Normal"><text:span text:style-name="T146">Atalay Franck, Oya, et al. </text:span><text:span text:style-name="T147">Elementare Bücher zum konstruktiven Entwerfen: einzeln vorgestellt und kommentiert</text:span><text:span text:style-name="T148">. Park Books, 2018.</text:span></text:p>
      <text:p text:style-name="P149">[17]</text:p>
      <text:p text:style-name="Normal"><text:span text:style-name="T150">Staufer, Astrid, Thomas Hasler, and Lorenzo de Chiffre. </text:span><text:span text:style-name="T151">Ikonen: methodische Experimente im Umgang mit architektonischen Referenzen</text:span><text:span text:style-name="T152">. Park Books, 2018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style:language-asian="de" style:country-asian="A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font-name="Symbo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hado</dc:creator>
    <meta:creation-date>2020-01-21T17:48:00Z</meta:creation-date>
    <dc:date>2020-01-21T17:48:00Z</dc:date>
    <meta:template xlink:href="Normal.dotm" xlink:type="simple"/>
    <meta:editing-cycles>2</meta:editing-cycles>
    <meta:editing-duration>PT0S</meta:editing-duration>
    <meta:document-statistic meta:page-count="2" meta:paragraph-count="10" meta:word-count="821" meta:character-count="5494" meta:row-count="39" meta:non-whitespace-character-count="4683"/>
  </office:meta>
</office:document-meta>
</file>